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0" table:default-cell-style-name="Default"/>
        <table:table-column table:style-name="co2" table:number-columns-repeated="24" table:default-cell-style-name="Default"/>
        <table:table-column table:style-name="co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44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4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44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table:style-name="ce2" office:value-type="float" office:value="60" calcext:value-type="float">
            <text:p>60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table:style-name="ce6" office:value-type="float" office:value="7" calcext:value-type="float">
            <text:p>7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table:style-name="ce6" office:value-type="float" office:value="7" calcext:value-type="float">
            <text:p>7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table:style-name="ce6" office:value-type="float" office:value="7" calcext:value-type="float">
            <text:p>7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table:style-name="ce6" office:value-type="float" office:value="7" calcext:value-type="float">
            <text:p>7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  <table:table-cell table:style-name="ce7" office:value-type="float" office:value="6" calcext:value-type="float">
            <text:p>6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number-columns-repeated="14" table:style-name="ce3" office:value-type="float" office:value="31" calcext:value-type="float">
            <text:p>31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style-name="ce6" office:value-type="float" office:value="7" calcext:value-type="float">
            <text:p>7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style-name="ce5" office:value-type="float" office:value="30" calcext:value-type="float">
            <text:p>30</text:p>
          </table:table-cell>
          <table:table-cell table:number-columns-repeated="5"/>
          <table:table-cell table:style-name="ce5" office:value-type="float" office:value="30" calcext:value-type="float">
            <text:p>30</text:p>
          </table:table-cell>
          <table:table-cell table:number-columns-repeated="6"/>
          <table:table-cell table:style-name="ce6" office:value-type="float" office:value="7" calcext:value-type="float">
            <text:p>7</text:p>
          </table:table-cell>
          <table:table-cell table:number-columns-repeated="24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5" office:value-type="float" office:value="18" calcext:value-type="float">
            <text:p>18</text:p>
          </table:table-cell>
          <table:table-cell/>
          <table:table-cell table:number-columns-repeated="5" office:value-type="float" office:value="18" calcext:value-type="float">
            <text:p>18</text:p>
          </table:table-cell>
          <table:table-cell/>
          <table:table-cell table:number-columns-repeated="3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4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4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 table:style-name="ce4" office:value-type="float" office:value="16" calcext:value-type="float">
            <text:p>16</text:p>
          </table:table-cell>
          <table:table-cell table:number-columns-repeated="16"/>
          <table:table-cell table:number-columns-repeated="9" table:style-name="ce4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7:13:06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8:13:01.862000000</dc:date>
    <meta:editing-duration>P2DT3H6M8S</meta:editing-duration>
    <meta:editing-cycles>56</meta:editing-cycles>
    <meta:generator>LibreOffice/5.1.3.2$Windows_x86 LibreOffice_project/644e4637d1d8544fd9f56425bd6cec110e49301b</meta:generator>
    <meta:document-statistic meta:table-count="1" meta:cell-count="244" meta:object-count="0"/>
  </office:meta>
</office:document-meta>
</file>